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tab/><text:tab/>Vertex* getNeighbor(long int i): retrieves a neighboring Vertex* from storage at index i in Vertex::neighbors; should be used instead of neighbors.at(i) to facilitate the use of derived classes</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text:soft-page-break/></text:p>
      <text:p text:style-name="Standard"><text:tab/><text:tab/>void addNode(Vertex* node): adds a Vertex to the set of nodes </text:p>
      <text:p text:style-name="Standard"/>
      <text:p text:style-name="Standard"><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ertex* getNode(long int i): retrieves the node at index I of the containing vector; should be used instead of nodes.at(i) to properly handle classes derived from Vertex in classes derived from Graph</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text:soft-page-break/>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
      <text:p text:style-name="P2"><text:tab/><text:tab/>void tick(): increments the current time, which should not be directly accessed</text:p>
      <text:p text:style-name="P2"/>
      <text:p text:style-name="P2"><text:tab/><text:tab/>void grow(long int n): pure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pure virtual method to determine the linear distance between two nodes (regardless of connectedness); has arbitrary units</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tab/><text:tab/>void grow(long int n): grows n additional nodes onto the graph using the following algorithm (requires an even value of m):</text:p>
      <text:list xml:id="list1205174511"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text:soft-page-break/>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getNeighbor(long int i): overrides Vertex::getNeighbor(long int i) to return an automatically cast pointer to a SpatialVertex*; should be used instead of neighbors.at(i)</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ext:span><text:soft-page-break/><text:span text:style-name="T2">represented using Cartesian coordinates</text:span></text:p>
      <text:p text:style-name="P2"/>
      <text:p text:style-name="P2"><text:tab/>Macros:</text:p>
      <text:p text:style-name="P2"/>
      <text:p text:style-name="P2"><text:tab/><text:tab/>X(node) or Y(node) or Z(node): retrieves the X-, Y-, or Z-component (stored as the zeroth, first, and second element of the position array, respectively) of a SpatialVertex (behavior undefined for SpatialVertices not in a three-dimensional Cartesian coordinate system)</text:p>
      <text:p text:style-name="P2"/>
      <text:p text:style-name="P2"><text:tab/>Fields:</text:p>
      <text:p text:style-name="P2"/>
      <text:p text:style-name="P2"><text:tab/><text:tab/>long int DIM: equal to three, as the SpatialVertices will be specified with a triple of Cartesian coordinates, despite the fact that the radius is fixed; intended to be constant</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text:tab/>double baseGam: the value to be used in calculating the gamma parameter to the function GrowingNetwork3D::gradientDescent; defaults to 1.0</text:p>
      <text:p text:style-name="P2"/>
      <text:p text:style-name="P2"><text:tab/><text:tab/>double baseTol: the the value to be used as the tolerance parameter to the function GrowingNetwork3D::gradientDescent; defaults to 0.01</text:p>
      <text:p text:style-name="P2"/>
      <text:p text:style-name="P2"><text:tab/><text:tab/>long int baseItr: the value to be used in calculating the maximum number of iterations in a single call to the function GrowingNetwork3D::gradientDescent; defaults to 36</text:p>
      <text:p text:style-name="P2"/>
      <text:p text:style-name="P2"><text:tab/>Methods:</text:p>
      <text:p text:style-name="P2"/>
      <text:p text:style-name="P2"><text:tab/><text:tab/>GrowingNetwork3D(long int n, long int m, double baseGam = 1.0, double baseTol = 1.0, double baseItr = 36):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tab/><text:tab/>SpatialVertex* getNode(long int i): overrides the Graph::getNode(long int i) method to provide a SpatialVertex* instead of a Vertex*, despite the fact that storing a SpatialVertex* in the nodes data structure will cast it to a Vertex*; should be used instead of nodes.at(i)</text:p>
      <text:p text:style-name="P2"/>
      <text:p text:style-name="P2"><text:tab/><text:tab/>grow(long int n): grows n additional nodes onto the graph using the following algorithm:</text:p>
      <text:list xml:id="list1999953027"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text:soft-page-break/>be deleted if it is used in the constructor SpatialVertex::SpatialVertex(long int dimension, double* position, long int startTime)</text:p>
      <text:p text:style-name="P2"/>
      <text:p text:style-name="P2"><text:tab/><text:tab/>double distanceSquared(SpatialVertex* a, SpatialVertex* b): returns the square of the distance (a scalar) between two SpatialVertices each of three dimensions; used for quick distance comparisons and inverse-square forces</text:p>
      <text:p text:style-name="P2"/>
      <text:p text:style-name="P2"><text:tab/><text:tab/>double distance(SpatialVertex* a, SpatialVertex* b): returns the distance (as a scalar) between two SpatialVertices of three dimensions; relies on the distanceSquared method</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double linearDistance(): returns the scalar distance between two points in three-dimensional Cartesian space; used only to override the pure virtual function in GrowingNetwork</text:p>
      <text:p text:style-name="P2"/>
      <text:p text:style-name="P2"><text:tab/><text:tab/>void equalize(): calls GrowingNetwork3D::gradientDescent, scaling the baseGam parameter as N^-1.5; see the design document for a detailed explanation as to this choice of scaling</text:p>
      <text:p text:style-name="P2"/>
      <text:p text:style-name="P2"><text:tab/><text:tab/>void gradientDescent(double gamma, double tolerance, long int maxItr): perform gradient descent for either maxItr steps or until the difference between the actual and minimum potentials is less than or equal to tolerance multiplied by the change in minimum potential due to the Nth node, using a force-to-displacement conversion factor of gamma</text:p>
      <text:p text:style-name="P2"/>
      <text:p text:style-name="P2"><text:tab/><text:tab/>double calculateMinimumPotential(long int n, long int d): calculate the minimum potential of n nodes on a unit sphere, based on the equation given in the design document; additionally, there is a parameter d for the dimension of the space, which is not used</text:p>
      <text:p text:style-name="P2"/>
      <text:p text:style-name="P2"><text:tab/><text:tab/>double calculateMinimumPotentialDifference(long int init_n, long int final_n, long int d): calculate the change in minimum potential due to going from init_n nodes to final_n nodes on a hypersphere in a space of dimension d</text:p>
      <text:p text:style-name="P2"/>
      <text:p text:style-name="P2"><text:tab/><text:tab/>~GrowingNetwork3D(): destructor which calls the destructors for all nodes in the GrowingNetwork3D</text:p>
      <text:p text:style-name="P2"/>
      <text:p text:style-name="P1">PositiveChargeGrowingNetwork2D: <text:span text:style-name="T2">This is an implementation of a growing network based on J.J. Thomson's Plum Pudding model of the atom. Basically we start similar to GrowingNetwork3D but instead of keeping points on the surface of a sphere we keep them in a circle. Thus in addition to the electron-electron repulsion we also include a cloud of positive charge that keeps all of the points in a circle of radius 1. The electron-electron repulsion has a log(r) potential while the electron-cloud potential is quadratic with r (i.e. the points are attached to the center by springs). This is the standard model for electrostatics in 2 dimensons. The same gradient descent equalization is used here as in the growingnetwork3d, expect of course we use 2 dimensions and different force laws.</text:span></text:p>
      <text:p text:style-name="P2"/>
      <text:p text:style-name="P2"><text:tab/>Fields, Methods, and Macros are the same here as for growingnetwork3d with the exception of:</text:p>
      <text:p text:style-name="P2"><text:soft-page-break/><text:tab/><text:tab/></text:p>
      <text:p text:style-name="P2"><text:tab/><text:tab/>DISTANCE_SQUARED_2D(a,b): gives magnitude squared of distance vector between two points</text:p>
      <text:p text:style-name="P2"><text:tab/><text:tab/>double alpha: this is a constant specifying the force constant for electron-electron interactions.</text:p>
      <text:p text:style-name="P2"><text:tab/></text:p>
      <text:p text:style-name="P2"><text:tab/><text:tab/>double beta: this is a constant specifying the force constant for electron-cloud interactions. By default this is set to be alpha*N so that there is always the same amount of positive charge as there is negative charge.</text:p>
      <text:p text:style-name="P2"/>
      <text:p text:style-name="P1">NSphere<text:span text:style-name="T2">: an extension of GrowingNetwork3D to an arbitrary number of dimensions with SpatialVertices placed on an (N-1)-dimensional sphere in N-dimensional space</text:span></text:p>
      <text:p text:style-name="P1"/>
      <text:p text:style-name="P1"><text:tab/><text:span text:style-name="T2">Fields:</text:span></text:p>
      <text:p text:style-name="P2"/>
      <text:p text:style-name="P2"><text:tab/><text:tab/>long int DIM: the dimension of the space which the sphere inhabits, and the dimension of all SpatialVertices grown in the network</text:p>
      <text:p text:style-name="P2"/>
      <text:p text:style-name="P2"><text:tab/>Methods:</text:p>
      <text:p text:style-name="P2"/>
      <text:p text:style-name="P2"><text:tab/><text:tab/>double* randomLocation(): updated from GrowingNetwork3D to work in an arbitrary number of dimensions by drawing each Cartesian component of the position vector from a normal distribution, then normalizing it to the radius; dynamically allocates an array which should be deleted after use</text:p>
      <text:p text:style-name="P2"/>
      <text:p text:style-name="P2"><text:tab/><text:tab/>double distanceSquared(SpatialVertex* a, SpatialVertex* b): returns the square of the distance (a positive scalar) between two SpatialVertices; used in fast comparisons of distance and the distance method</text:p>
      <text:p text:style-name="P2"/>
      <text:p text:style-name="P2"><text:tab/><text:tab/>double distance(SpatialVertex* a, SpatialVertex* b): takes the square root of the distanceSquared method to return the actual distance (a positive scalar) between two SpatialVertices</text:p>
      <text:p text:style-name="P2"/>
      <text:p text:style-name="P2"><text:tab/><text:tab/>double* sumForces(SpatialVertex* node): sums the forces between one node and all others, using 1.0/r^(DIM-1) as the magnitude of the force between two nodes separated by a distance r; dynamically allocates an array which should be deleted after use</text:p>
      <text:p text:style-name="P2"/>
      <text:p text:style-name="P2"><text:tab/><text:tab/>void normalizeRadius(SpatialVertex* node): normalizes the radial distance of a given node to the radius of the NSphere on which it should lie</text:p>
      <text:p text:style-name="P2"/>
      <text:p text:style-name="P2"><text:tab/><text:tab/>SpatialVertex* bud(SpatialVertex* source, double dist): “buds” a new SpatialVertex from a preexisting SpatialVertex a given distance away on the surface of the sphere; the displacement from the source is in a random direction tangential to the surface of the sphere at the location of the sou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20T15:33:22</dc:date>
    <meta:editing-duration>PT10H3M43S</meta:editing-duration>
    <meta:editing-cycles>136</meta:editing-cycles>
    <meta:generator>LibreOffice/3.5$Linux_x86 LibreOffice_project/350m1$Build-2</meta:generator>
    <meta:document-statistic meta:table-count="0" meta:image-count="0" meta:object-count="0" meta:page-count="7" meta:paragraph-count="110" meta:word-count="2582" meta:character-count="17200" meta:non-whitespace-character-count="14536"/>
  </office:meta>
</office:document-meta>
</file>